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 style:data-style-name="N37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style-name="ce1" office:value-type="string" calcext:value-type="string">
            <text:p>Cost Model</text:p>
          </table:table-cell>
          <table:table-cell table:style-name="ce1" table:number-columns-repeated="3"/>
          <table:table-cell table:style-name="ce13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13"/>
          <table:table-cell table:number-columns-repeated="3"/>
          <table:table-cell table:style-name="ce1" office:value-type="string" calcext:value-type="string">
            <text:p>As-buil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GB LED</text:p>
          </table:table-cell>
          <table:table-cell table:style-name="ce2"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USD" office:value="0.1143" calcext:value-type="currency">
            <text:p>$0.11</text:p>
          </table:table-cell>
          <table:table-cell table:style-name="ce5" table:formula="of:=[.E3]*[.F3]*[.G3]" office:value-type="currency" office:currency="USD" office:value="5.715" calcext:value-type="currency">
            <text:p>$5.7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933" calcext:value-type="float">
            <text:p>0.0933</text:p>
          </table:table-cell>
          <table:table-cell table:formula="of:=[.I3]*[.J3]*[.K3]" office:value-type="float" office:value="279.9" calcext:value-type="float">
            <text:p>279.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1</text:p>
          </table:table-cell>
          <table:table-cell office:value-type="float" office:value="602.32" calcext:value-type="float">
            <text:p>60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T LED (blue)</text:p>
          </table:table-cell>
          <table:table-cell table:style-name="ce2" office:value-type="string" calcext:value-type="string">
            <text:p>BL-HB337A-AV-TRB</text:p>
          </table:table-cell>
          <table:table-cell/>
          <table:table-cell office:value-type="string" calcext:value-type="string">
            <text:p><text:a xlink:href="https://jlcpcb.com/partdetail/177360-BL_HB337A_AVTRB/C165977" xlink:type="simple">https://jlcpcb.com/partdetail/177360-BL_HB337A_AVTRB/C165977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*[.F4]*[.G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0154" calcext:value-type="float">
            <text:p>0.0154</text:p>
          </table:table-cell>
          <table:table-cell table:formula="of:=[.I4]*[.J4]*[.K4]" office:value-type="float" office:value="9.24" calcext:value-type="float">
            <text:p>9.24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totype</text:p>
          </table:table-cell>
          <table:table-cell office:value-type="float" office:value="71.12" calcext:value-type="float">
            <text:p>71.12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Processor</text:p>
          </table:table-cell>
          <table:table-cell table:style-name="ce2"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I5]*[.J5]*[.K5]" office:value-type="float" office:value="117.69" calcext:value-type="float">
            <text:p>117.6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2</text:p>
          </table:table-cell>
          <table:table-cell office:value-type="float" office:value="171.61" calcext:value-type="float">
            <text:p>171.61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LiPo Charger</text:p>
          </table:table-cell>
          <table:table-cell table:style-name="ce2" office:value-type="string" calcext:value-type="string">
            <text:p>MCP73831T-2ACI/OT</text:p>
          </table:table-cell>
          <table:table-cell/>
          <table:table-cell office:value-type="string" calcext:value-type="string">
            <text:p><text:a xlink:href="https://jlcpcb.com/partdetail/MicrochipTech-MCP73831T_2ACIOT/C424093" xlink:type="simple">https://jlcpcb.com/partdetail/MicrochipTech-MCP73831T_2ACIOT/C424093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088" calcext:value-type="float">
            <text:p>0.7088</text:p>
          </table:table-cell>
          <table:table-cell table:formula="of:=[.E6]*[.F6]*[.G6]" office:value-type="float" office:value="3.544" calcext:value-type="float">
            <text:p>3.54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4587" calcext:value-type="float">
            <text:p>0.4587</text:p>
          </table:table-cell>
          <table:table-cell table:formula="of:=[.I6]*[.J6]*[.K6]" office:value-type="float" office:value="137.61" calcext:value-type="float">
            <text:p>137.61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duction 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</text:p>
          </table:table-cell>
          <table:table-cell table:style-name="ce2" office:value-type="string" calcext:value-type="string">
            <text:p>SS-3390S-L1</text:p>
          </table:table-cell>
          <table:table-cell/>
          <table:table-cell office:value-type="string" calcext:value-type="string">
            <text:p><text:a xlink:href="https://jlcpcb.com/partdetail/XkbConnectivity-SS_3390SL1/C318998" xlink:type="simple">https://jlcpcb.com/partdetail/XkbConnectivity-SS_3390SL1/C318998</text:a></text:p>
          </table:table-cell>
          <table:table-cell table:number-columns-repeated="3"/>
          <table:table-cell table:formula="of:=[.E7]*[.F7]*[.G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829" calcext:value-type="float">
            <text:p>0.0829</text:p>
          </table:table-cell>
          <table:table-cell table:formula="of:=[.I7]*[.J7]*[.K7]" office:value-type="float" office:value="24.87" calcext:value-type="float">
            <text:p>24.87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 and Thru hole LEDs</text:p>
          </table:table-cell>
          <table:table-cell office:value-type="float" office:value="292.28" calcext:value-type="float">
            <text:p>292.28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1082" calcext:value-type="float">
            <text:p>0.1082</text:p>
          </table:table-cell>
          <table:table-cell table:formula="of:=[.I8]*[.J8]*[.K8]" office:value-type="float" office:value="64.92" calcext:value-type="float">
            <text:p>64.92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Pogo pins and breadboards</text:p>
          </table:table-cell>
          <table:table-cell table:formula="of:=19.34+17.13" office:value-type="float" office:value="36.47" calcext:value-type="float">
            <text:p>36.47</text:p>
          </table:table-cell>
          <table:table-cell table:style-name="ce20" office:value-type="date" office:date-value="2023-06-21" calcext:value-type="date">
            <text:p>06/21/23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table:style-name="ce2"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I9]*[.J9]*[.K9]" office:value-type="float" office:value="27.9" calcext:value-type="float">
            <text:p>27.9</text:p>
          </table:table-cell>
          <table:table-cell table:number-columns-repeated="3"/>
          <table:table-cell office:value-type="string" calcext:value-type="string">
            <text:p>Sticker Mule</text:p>
          </table:table-cell>
          <table:table-cell office:value-type="string" calcext:value-type="string">
            <text:p>Stickers</text:p>
          </table:table-cell>
          <table:table-cell office:value-type="float" office:value="36.38" calcext:value-type="float">
            <text:p>36.38</text:p>
          </table:table-cell>
          <table:table-cell table:style-name="ce20" office:value-type="date" office:date-value="2023-07-04" calcext:value-type="date">
            <text:p>07/04/23</text:p>
          </table:table-cell>
          <table:table-cell/>
        </table:table-row>
        <table:table-row table:style-name="ro1">
          <table:table-cell office:value-type="string" calcext:value-type="string">
            <text:p>Low CL crystal</text:p>
          </table:table-cell>
          <table:table-cell table:style-name="ce8"/>
          <table:table-cell/>
          <table:table-cell office:value-type="string" calcext:value-type="string">
            <text:p><text:a xlink:href="https://jlcpcb.com/partdetail/TaitienElec-XXDBBCNAOF_16000000MHZ/C558787" xlink:type="simple">https://jlcpcb.com/partdetail/TaitienElec-XXDBBCNAOF_16000000MHZ/C558787</text:a>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932" calcext:value-type="float">
            <text:p>0.0932</text:p>
          </table:table-cell>
          <table:table-cell table:formula="of:=[.I10]*[.J10]*[.K10]" office:value-type="float" office:value="27.96" calcext:value-type="float">
            <text:p>27.96</text:p>
          </table:table-cell>
          <table:table-cell office:value-type="string" calcext:value-type="string">
            <text:p>https://www.taitien.com/wp-content/uploads/2015/09/Model-Numbering-Guide_CRYSTAL.pdf</text:p>
          </table:table-cell>
          <table:table-cell table:number-columns-repeated="2"/>
          <table:table-cell office:value-type="string" calcext:value-type="string">
            <text:p>Aliexpress</text:p>
          </table:table-cell>
          <table:table-cell office:value-type="string" calcext:value-type="string">
            <text:p>LiPOs</text:p>
          </table:table-cell>
          <table:table-cell office:value-type="float" office:value="100.49" calcext:value-type="float">
            <text:p>100.49</text:p>
          </table:table-cell>
          <table:table-cell table:style-name="ce20" office:value-type="date" office:date-value="2023-07-06" calcext:value-type="date">
            <text:p>07/06/23</text:p>
          </table:table-cell>
          <table:table-cell office:value-type="string" calcext:value-type="string">
            <text:p>Misread order qty (WAS qty 25, SHOULD BE qty 25)</text:p>
          </table:table-cell>
        </table:table-row>
        <table:table-row table:style-name="ro1">
          <table:table-cell office:value-type="string" calcext:value-type="string">
            <text:p>microphone</text:p>
          </table:table-cell>
          <table:table-cell table:style-name="ce2"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USD" office:value="0.1495" calcext:value-type="currency">
            <text:p>$0.15</text:p>
          </table:table-cell>
          <table:table-cell table:style-name="ce5" table:formula="of:=[.E11]*[.F11]*[.G11]" office:value-type="currency" office:currency="USD" office:value="0.7475" calcext:value-type="currency">
            <text:p>$0.7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092" calcext:value-type="float">
            <text:p>0.1092</text:p>
          </table:table-cell>
          <table:table-cell table:formula="of:=[.I11]*[.J11]*[.K11]" office:value-type="float" office:value="32.76" calcext:value-type="float">
            <text:p>32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2"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214" calcext:value-type="float">
            <text:p>0.3214</text:p>
          </table:table-cell>
          <table:table-cell table:formula="of:=[.E12]*[.F12]*[.G12]" office:value-type="float" office:value="1.607" calcext:value-type="float">
            <text:p>1.60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I12]*[.J12]*[.K12]" office:value-type="float" office:value="69.18" calcext:value-type="float">
            <text:p>69.18</text:p>
          </table:table-cell>
          <table:table-cell table:style-name="ce17"/>
          <table:table-cell table:number-columns-repeated="7"/>
        </table:table-row>
        <table:table-row table:style-name="ro1">
          <table:table-cell table:number-columns-repeated="7"/>
          <table:table-cell table:formula="of:=[.E13]*[.F13]*[.G13]" office:value-type="float" office:value="0" calcext:value-type="float">
            <text:p>0</text:p>
          </table:table-cell>
          <table:table-cell table:number-columns-repeated="3"/>
          <table:table-cell table:formula="of:=[.I13]*[.J13]*[.K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4]*[.F14]*[.G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273.84" calcext:value-type="float">
            <text:p>273.84</text:p>
          </table:table-cell>
          <table:table-cell table:formula="of:=[.I14]*[.J14]*[.K14]" office:value-type="float" office:value="273.84" calcext:value-type="float">
            <text:p>273.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7.62" calcext:value-type="float">
            <text:p>57.62</text:p>
          </table:table-cell>
          <table:table-cell table:formula="of:=[.E15]*[.F15]*[.G15]" office:value-type="float" office:value="57.62" calcext:value-type="float">
            <text:p>57.6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11.51" calcext:value-type="float">
            <text:p>111.51</text:p>
          </table:table-cell>
          <table:table-cell table:formula="of:=[.I15]*[.J15]*[.K15]" office:value-type="float" office:value="111.51" calcext:value-type="float">
            <text:p>111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-3.755" calcext:value-type="float">
            <office:annotation draw:style-name="gr1" draw:text-style-name="P2" svg:width="1.1413in" svg:height="0.8567in" svg:x="6.8126in" svg:y="2.076in" draw:caption-point-x="-0.2402in" draw:caption-point-y="0.5945in">
              <dc:date>2023-06-18T00:00:00</dc:date>
              <text:p text:style-name="P1"><text:span text:style-name="T1">$9 discount; also using bulk-ordered parts, which are cheaper</text:span></text:p>
            </office:annotation>
            <text:p>-3.755</text:p>
          </table:table-cell>
          <table:table-cell table:formula="of:=[.E16]*[.F16]*[.G16]" office:value-type="float" office:value="-3.755" calcext:value-type="float">
            <text:p>-3.755</text:p>
          </table:table-cell>
          <table:table-cell table:number-columns-repeated="3"/>
          <table:table-cell table:formula="of:=[.I16]*[.J16]*[.K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17]*[.F17]*[.G17]" office:value-type="float" office:value="0" calcext:value-type="float">
            <text:p>0</text:p>
          </table:table-cell>
          <table:table-cell table:number-columns-repeated="3"/>
          <table:table-cell table:formula="of:=[.I17]*[.J17]*[.K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e Battery</text:p>
          </table:table-cell>
          <table:table-cell table:style-name="ce2"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23" calcext:value-type="float">
            <text:p>163.23</text:p>
          </table:table-cell>
          <table:table-cell table:formula="of:=[.I18]*[.J18]*[.K18]" office:value-type="float" office:value="163.23" calcext:value-type="float">
            <text:p>163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T LED</text:p>
          </table:table-cell>
          <table:table-cell table:style-name="ce2"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19]*[.F19]*[.G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6" calcext:value-type="float">
            <text:p>28.56</text:p>
          </table:table-cell>
          <table:table-cell table:formula="of:=[.I19]*[.J19]*[.K19]" office:value-type="float" office:value="28.56" calcext:value-type="float">
            <text:p>28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t Battery</text:p>
          </table:table-cell>
          <table:table-cell table:style-name="ce2" office:value-type="float" office:value="502540" calcext:value-type="float">
            <text:p>502540</text:p>
          </table:table-cell>
          <table:table-cell office:value-type="string" calcext:value-type="string">
            <text:p>500mAh</text:p>
          </table:table-cell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20]*[.F20]*[.G2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.49" calcext:value-type="float">
            <text:p>100.49</text:p>
          </table:table-cell>
          <table:table-cell table:formula="of:=[.I20]*[.J20]*[.K20]" office:value-type="float" office:value="200.98" calcext:value-type="float">
            <text:p>200.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toboard</text:p>
          </table:table-cell>
          <table:table-cell table:style-name="ce2"/>
          <table:table-cell table:number-columns-repeated="5"/>
          <table:table-cell table:formula="of:=[.E21]*[.F21]*[.G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47" calcext:value-type="float">
            <text:p>36.47</text:p>
          </table:table-cell>
          <table:table-cell table:formula="of:=[.I21]*[.J21]*[.K21]" office:value-type="float" office:value="36.47" calcext:value-type="float">
            <text:p>36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go Pins</text:p>
          </table:table-cell>
          <table:table-cell table:style-name="ce2"/>
          <table:table-cell table:number-columns-repeated="5"/>
          <table:table-cell table:formula="of:=[.E22]*[.F22]*[.G22]" office:value-type="float" office:value="0" calcext:value-type="float">
            <text:p>0</text:p>
          </table:table-cell>
          <table:table-cell table:number-columns-repeated="3"/>
          <table:table-cell table:formula="of:=[.I22]*[.J22]*[.K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3]*[.F23]*[.G23]" office:value-type="float" office:value="0" calcext:value-type="float">
            <text:p>0</text:p>
          </table:table-cell>
          <table:table-cell table:number-columns-repeated="3"/>
          <table:table-cell table:formula="of:=[.I23]*[.J23]*[.K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24]*[.F24]*[.G24]" office:value-type="float" office:value="0" calcext:value-type="float">
            <text:p>0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rylic</text:p>
          </table:table-cell>
          <table:table-cell table:style-name="ce2"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*[.G25]" office:value-type="float" office:value="4" calcext:value-type="float">
            <text:p>4</text:p>
          </table:table-cell>
          <table:table-cell table:number-columns-repeated="3"/>
          <table:table-cell table:formula="of:=[.I25]*[.J25]*[.K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.81" calcext:value-type="float">
            <text:p>10.81</text:p>
          </table:table-cell>
          <table:table-cell table:formula="of:=[.E26]*[.F26]*[.G26]" office:value-type="float" office:value="10.81" calcext:value-type="float">
            <text:p>10.81</text:p>
          </table:table-cell>
          <table:table-cell table:number-columns-repeated="3"/>
          <table:table-cell table:formula="of:=[.I26]*[.J26]*[.K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27]*[.F27]*[.G27]" office:value-type="float" office:value="0" calcext:value-type="float">
            <text:p>0</text:p>
          </table:table-cell>
          <table:table-cell table:number-columns-repeated="3"/>
          <table:table-cell table:formula="of:=[.I27]*[.J27]*[.K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E28]*[.F28]*[.G28]" office:value-type="float" office:value="1000" calcext:value-type="float">
            <text:p>1000</text:p>
          </table:table-cell>
          <table:table-cell table:number-columns-repeated="3"/>
          <table:table-cell table:formula="of:=[.I28]*[.J28]*[.K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29]*[.F29]*[.G29]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I29]*[.J29]*[.K29]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  <table:table-cell table:formula="of:=[.E30]*[.F30]*[.G30]" office:value-type="float" office:value="3.38" calcext:value-type="float">
            <text:p>3.38</text:p>
          </table:table-cell>
          <table:table-cell table:number-columns-repeated="3"/>
          <table:table-cell table:formula="of:=[.I30]*[.J30]*[.K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31]*[.F31]*[.G31]" office:value-type="float" office:value="0" calcext:value-type="float">
            <text:p>0</text:p>
          </table:table-cell>
          <table:table-cell table:number-columns-repeated="3"/>
          <table:table-cell table:formula="of:=[.I31]*[.J31]*[.K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2]*[.F32]*[.G32]" office:value-type="float" office:value="0" calcext:value-type="float">
            <text:p>0</text:p>
          </table:table-cell>
          <table:table-cell table:number-columns-repeated="3"/>
          <table:table-cell table:formula="of:=[.I32]*[.J32]*[.K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3]*[.F33]*[.G33]" office:value-type="float" office:value="0" calcext:value-type="float">
            <text:p>0</text:p>
          </table:table-cell>
          <table:table-cell table:number-columns-repeated="3"/>
          <table:table-cell table:formula="of:=[.I33]*[.J33]*[.K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3])" office:value-type="float" office:value="1122.31" calcext:value-type="float">
            <text:p>1122.31</text:p>
          </table:table-cell>
          <table:table-cell table:number-columns-repeated="3"/>
          <table:table-cell table:formula="of:=SUM([.L3:.L33])" office:value-type="float" office:value="1678.62" calcext:value-type="float">
            <text:p>1678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5:.L35])" office:value-type="float" office:value="2800.93" calcext:value-type="float">
            <text:p>2800.93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6]/[.H38]" office:value-type="float" office:value="70.02325" calcext:value-type="float">
            <text:p>70.02325</text:p>
          </table:table-cell>
          <table:table-cell table:number-columns-repeated="12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archive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2" table:default-cell-style-name="Default"/>
        <table:table-column table:style-name="co2" table:default-cell-style-name="ce5"/>
        <table:table-column table:style-name="co2" table:number-columns-repeated="16382" table:default-cell-style-name="Default"/>
        <table:table-row table:style-name="ro1">
          <table:table-cell table:style-name="ce8" office:value-type="string" calcext:value-type="string">
            <text:p>Female 2*3</text:p>
          </table:table-cell>
          <table:table-cell table:style-name="ce8" office:value-type="string" calcext:value-type="string">
            <text:p>DW254S-22-06-85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511" calcext:value-type="float">
            <text:p>0.1511</text:p>
          </table:table-cell>
          <table:table-cell table:style-name="ce8" table:formula="of:=[.E1]*[.F1]*[.G1]" office:value-type="float" office:value="0.7555" calcext:value-type="float">
            <text:p>0.755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211" calcext:value-type="float">
            <text:p>0.1211</text:p>
          </table:table-cell>
          <table:table-cell table:style-name="ce8" table:formula="of:=[.I1]*[.J1]*[.K1]" office:value-type="float" office:value="6.055" calcext:value-type="float">
            <text:p>6.055</text:p>
          </table:table-cell>
          <table:table-cell table:style-name="ce8" table:number-columns-repeated="3"/>
          <table:table-cell table:style-name="ce8" table:formula="of:=[.M1]*[.N1]*[.O1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Male 2*3</text:p>
          </table:table-cell>
          <table:table-cell table:style-name="ce8" office:value-type="string" calcext:value-type="string">
            <text:p>X6521WVS-2x03H-C60D74</text:p>
          </table:table-cell>
          <table:table-cell table:style-name="ce8" table:number-columns-repeated="5"/>
          <table:table-cell table:style-name="ce8" table:formula="of:=[.E2]*[.F2]*[.G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2]*[.J2]*[.K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M2]*[.N2]*[.O2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Battery Holder</text:p>
          </table:table-cell>
          <table:table-cell table:style-name="ce8" table:number-columns-repeated="2"/>
          <table:table-cell table:style-name="ce8" office:value-type="string" calcext:value-type="string">
            <text:p>https://www.aliexpress.us/item/2255800087009710.html</text:p>
          </table:table-cell>
          <table:table-cell table:style-name="ce8" table:number-columns-repeated="3"/>
          <table:table-cell table:style-name="ce8" table:formula="of:=[.E3]*[.F3]*[.G3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3]*[.J3]*[.K3]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[.M3]*[.N3]*[.O3]" office:value-type="float" office:value="57.57" calcext:value-type="float">
            <text:p>57.57</text:p>
          </table:table-cell>
          <table:table-cell table:style-name="ce8" table:number-columns-repeated="16368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PCB Price</text:p>
          </table:table-cell>
          <table:table-cell table:style-name="Default"/>
          <table:table-cell/>
          <table:table-cell office:value-type="string" calcext:value-type="string">
            <text:p>Qty 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gineering fee: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Covering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Finish:</text:p>
          </table:table-cell>
          <table:table-cell office:value-type="currency" office:currency="USD" office:value="59" calcext:value-type="currency">
            <text:p>$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ellated Holes:</text:p>
          </table:table-cell>
          <table:table-cell office:value-type="currency" office:currency="USD" office:value="102.7" calcext:value-type="currency">
            <text:p>$1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: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:</text:p>
          </table:table-cell>
          <table:table-cell office:value-type="currency" office:currency="USD" office:value="102.2" calcext:value-type="currency">
            <text:p>$10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Production file:</text:p>
          </table:table-cell>
          <table:table-cell office:value-type="currency" office:currency="USD" office:value="0.44" calcext:value-type="currency">
            <text:p>$0.44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9" office:value-type="string" calcext:value-type="string">
            <text:p>Standard PCBA Price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Setup Fee: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ncil:</text:p>
          </table:table-cell>
          <table:table-cell office:value-type="currency" office:currency="USD" office:value="8.09" calcext:value-type="currency">
            <text:p>$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Size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mponents(9 items): </text:p>
          </table:table-cell>
          <table:table-cell table:style-name="ce7" office:value-type="currency" office:currency="USD" office:value="839.52" calcext:value-type="currency">
            <text:p>$839.52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eeders Loading fee: </text:p>
          </table:table-cell>
          <table:table-cell table:style-name="ce7" office:value-type="currency" office:currency="USD" office:value="11.65" calcext:value-type="currency">
            <text:p>$11.65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MT Assembly </text:p>
          </table:table-cell>
          <table:table-cell table:style-name="ce7" office:value-type="currency" office:currency="USD" office:value="66.28" calcext:value-type="currency">
            <text:p>$66.28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nfirm Parts Placement: 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Packaging fee: </text:p>
          </table:table-cell>
          <table:table-cell table:style-name="ce7" office:value-type="currency" office:currency="USD" office:value="0.49" calcext:value-type="currency">
            <text:p>$0.49</text:p>
          </table:table-cell>
          <table:table-cell/>
          <table:table-cell office:value-type="string" calcext:value-type="string">
            <text:p>PCB 5-6 days</text:p>
          </table:table-cell>
          <table:table-cell office:value-type="string" calcext:value-type="string">
            <text:p>castellated pads (ENIG)</text:p>
          </table:table-cell>
          <table:table-cell table:number-columns-repeated="1637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3-4 days assembly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2-4 days DHL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formula="of:=SUM([.B7:.B24])" office:value-type="currency" office:currency="USD" office:value="1224.87" calcext:value-type="currency">
            <text:p>$1,224.87</text:p>
          </table:table-cell>
          <table:table-cell/>
          <table:table-cell office:value-type="string" calcext:value-type="string">
            <text:p>14 days aro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July 21 dead-ish date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Back-off mulitple weeks for programmming, assembly with stickers, charging, programming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7-06T07:00:22.005000000</dc:date>
    <meta:editing-duration>P12DT7H38M6S</meta:editing-duration>
    <meta:editing-cycles>38</meta:editing-cycles>
    <meta:document-statistic meta:table-count="5" meta:cell-count="455" meta:object-count="0"/>
  </office:meta>
</office:document-meta>
</file>